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9731f" officeooo:paragraph-rsid="0009731f"/>
    </style:style>
    <style:style style:name="P2" style:family="paragraph" style:parent-style-name="Text_20_body">
      <style:paragraph-properties fo:text-align="start" style:justify-single-word="false"/>
      <style:text-properties officeooo:rsid="0009731f" officeooo:paragraph-rsid="0009731f"/>
    </style:style>
    <style:style style:name="P3" style:family="paragraph" style:parent-style-name="Standard">
      <style:text-properties fo:font-weight="bold" officeooo:rsid="0009731f" officeooo:paragraph-rsid="0009731f" style:font-weight-asian="bold" style:font-weight-complex="bold"/>
    </style:style>
    <style:style style:name="P4" style:family="paragraph" style:parent-style-name="Text_20_body">
      <style:paragraph-properties fo:text-align="start" style:justify-single-word="false"/>
      <style:text-properties fo:font-weight="bold" officeooo:rsid="0009731f" style:font-weight-asian="bold" style:font-weight-complex="bold"/>
    </style:style>
    <style:style style:name="P5" style:family="paragraph" style:parent-style-name="Text_20_body">
      <style:paragraph-properties fo:text-align="start" style:justify-single-word="false"/>
    </style:style>
    <style:style style:name="P6" style:family="paragraph" style:parent-style-name="Standard">
      <style:text-properties style:text-underline-style="solid" style:text-underline-width="auto" style:text-underline-color="font-color"/>
    </style:style>
    <style:style style:name="P7" style:family="paragraph" style:parent-style-name="Text_20_body" style:list-style-name="L1">
      <style:paragraph-properties fo:text-align="start" style:justify-single-word="false"/>
    </style:style>
    <style:style style:name="P8" style:family="paragraph" style:parent-style-name="Text_20_body" style:list-style-name="L2">
      <style:paragraph-properties fo:margin-top="0cm" fo:margin-bottom="0cm" style:contextual-spacing="false" fo:text-align="start" style:justify-single-word="false"/>
    </style:style>
    <style:style style:name="P9" style:family="paragraph" style:parent-style-name="Text_20_body" style:list-style-name="L2">
      <style:paragraph-properties fo:text-align="start" style:justify-single-word="false"/>
    </style:style>
    <style:style style:name="P10" style:family="paragraph" style:parent-style-name="Text_20_body" style:list-style-name="L3">
      <style:paragraph-properties fo:margin-top="0cm" fo:margin-bottom="0cm" style:contextual-spacing="false" fo:text-align="start" style:justify-single-word="false"/>
    </style:style>
    <style:style style:name="P11" style:family="paragraph" style:parent-style-name="Text_20_body" style:list-style-name="L4">
      <style:paragraph-properties fo:text-align="start" style:justify-single-word="false"/>
    </style:style>
    <style:style style:name="P12" style:family="paragraph" style:parent-style-name="Text_20_body" style:list-style-name="L2">
      <style:paragraph-properties fo:margin-top="0cm" fo:margin-bottom="0cm" style:contextual-spacing="false" fo:text-align="start" style:justify-single-word="false"/>
      <style:text-properties style:font-name="Liberation Serif"/>
    </style:style>
    <style:style style:name="T1" style:family="text">
      <style:text-properties style:font-name="Liberation Serif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1">Estructura de archivos </text:p>
      <text:p text:style-name="P1"/>
      <text:p text:style-name="P1">/proyecto</text:p>
      <text:p text:style-name="P1"><text:s text:c="2"/>|-- index.html <text:s text:c="17"/>(Página principal: Introducción y apartado histórico)</text:p>
      <text:p text:style-name="P1"><text:s text:c="2"/>|-- recetas.html <text:s text:c="15"/>(Página con listado de recetas)</text:p>
      <text:p text:style-name="P1"><text:s text:c="2"/>|-- ingredientes.html <text:s text:c="10"/>(Página con lista de ingredientes típicos)</text:p>
      <text:p text:style-name="P1"><text:s text:c="2"/>|-- contacto.html <text:s text:c="14"/>(Página con formulario de contacto/sugerencias)</text:p>
      <text:p text:style-name="P1"><text:s text:c="2"/>|-- styles.css <text:s text:c="17"/>(Hoja de estilo CSS externa)</text:p>
      <text:p text:style-name="P1"><text:s text:c="2"/>|-- script.js <text:s text:c="18"/>(Archivo JavaScript)</text:p>
      <text:p text:style-name="P1"><text:s text:c="2"/>|-- /IMG <text:s text:c="23"/>(Carpeta de imágenes)</text:p>
      <text:p text:style-name="P1"><text:s text:c="8"/>|-- portada.jpg</text:p>
      <text:p text:style-name="P1"><text:s text:c="8"/>|-- receta1.jpg</text:p>
      <text:p text:style-name="P1"><text:s text:c="8"/>|-- ingrediente1.jpg</text:p>
      <text:p text:style-name="P1"><text:s text:c="8"/>|-- …</text:p>
      <text:p text:style-name="P1"/>
      <text:p text:style-name="P1"/>
      <text:p text:style-name="P1">Formato Visual de la página principal index. </text:p>
      <text:p text:style-name="P1"/>
      <text:p text:style-name="P1">-------------------------------------------------------------------</text:p>
      <text:p text:style-name="P1">| <text:s text:c="29"/>HEADER <text:s text:c="41"/>|</text:p>
      <text:p text:style-name="P1">| [Logo/Título] <text:s text:c="2"/>[Menú Navegación] <text:s text:c="2"/>[Nombre Autor] |</text:p>
      <text:p text:style-name="P1">-------------------------------------------------------------------</text:p>
      <text:p text:style-name="P1">| <text:s text:c="18"/><text:tab/> <text:s text:c="2"/>| <text:s text:c="31"/><text:tab/><text:tab/> <text:s text:c="5"/>|</text:p>
      <text:p text:style-name="P1">| <text:s text:c="5"/>ASIDE <text:s text:c="7"/>| <text:s text:c="9"/>SECTION (Main) <text:s text:c="7"/><text:tab/> <text:s text:c="5"/>|</text:p>
      <text:p text:style-name="P1">| (Tip, dato <text:s text:c="8"/>| (Introducción + Imagen Dest.) <text:s/><text:tab/> <text:s text:c="5"/>|</text:p>
      <text:p text:style-name="P1">| <text:s/>curioso </text:p>
      <text:p text:style-name="P1"><text:s text:c="4"/>o plato día) <text:s text:c="3"/>| <text:s text:c="31"/><text:tab/> <text:s text:c="29"/>|</text:p>
      <text:p text:style-name="P1">-------------------------------------------------------------------</text:p>
      <text:p text:style-name="P1">| <text:s text:c="22"/>SECTION HISTORIA <text:s text:c="19"/><text:tab/> <text:s text:c="5"/>|</text:p>
      <text:p text:style-name="P1">| <text:s text:c="3"/>Texto con orígenes, influencias, evolución <text:s text:c="15"/>|</text:p>
      <text:p text:style-name="P1">| <text:s text:c="13"/>de la cocina mediterránea. <text:s text:c="31"/>|</text:p>
      <text:p text:style-name="P1">-------------------------------------------------------------------</text:p>
      <text:p text:style-name="P1">| <text:s text:c="27"/>FOOTER <text:s text:c="44"/>|</text:p>
      <text:p text:style-name="P1">| <text:s text:c="6"/>Autor, año, redes sociales (ficticias) <text:s text:c="23"/>|</text:p>
      <text:p text:style-name="P1">-------------------------------------------------------------------</text:p>
      <text:p text:style-name="P1"/>
      <text:p text:style-name="P1"><text:span text:style-name="T2">index.html (Página Principal)</text:span><text:line-break/></text:p>
      <text:p text:style-name="P1"><text:span text:style-name="T2">Header:</text:span><text:line-break/><text:line-break/><text:span text:style-name="T2">Contendrá el logo o título principal del sitio: “Cocina Mediterránea”.</text:span><text:line-break/><text:span text:style-name="T2">Menú de navegación con enlaces a:</text:span> index.html, recetas.html, ingredientes.html, contacto.html.<text:line-break/><text:span text:style-name="T2">El nombre visible(Carlos).</text:span></text:p>
      <text:p text:style-name="P1"><text:line-break/><text:span text:style-name="T2">Sección principal (Main):</text:span><text:line-break/><text:line-break/>Una section con una imagen destacada (ej. un plato típico mediterráneo) y un texto breve introductorio sobre qué es la cocina mediterránea y sus características.<text:line-break/></text:p>
      <text:p text:style-name="P1"><text:span text:style-name="T2">Un aside </text:span>con alguna curiosidad, tip o plato del día.<text:line-break/></text:p>
      <text:p text:style-name="P1"><text:soft-page-break/><text:span text:style-name="T2">Apartado de Historia:</text:span><text:line-break/>Debajo de la sección principal, se incluirá otra section dedicada específicamente a la Historia de la Cocina Mediterránea.</text:p>
      <text:p text:style-name="P1"><text:line-break/><text:span text:style-name="T2">Esta sección incluirá:</text:span></text:p>
      <text:p text:style-name="P1"><text:line-break/>Texto sobre las raíces históricas en las civilizaciones antiguas del Mediterráneo (griegos, fenicios, romanos),<text:line-break/>Influencias árabes,<text:line-break/>Evolución mediante el intercambio cultural y comercial,<text:line-break/>Reconocimiento moderno de la dieta mediterránea como patrimonio cultural, etc.<text:line-break/></text:p>
      <text:p text:style-name="P1"><text:span text:style-name="T2">Footer:</text:span><text:line-break/><text:line-break/>Nombre del autor otra vez.<text:line-break/>Información de derechos, año actual.<text:line-break/>Enlaces a redes sociales (ficticias).</text:p>
      <text:p text:style-name="P1"/>
      <text:p text:style-name="P3">Recetas , Contactos e Ingredientes tendrán el mismo mayoritariamente.</text:p>
      <text:p text:style-name="P1"/>
      <text:p text:style-name="P3">Ejemplo Recetas:</text:p>
      <text:p text:style-name="P1"/>
      <text:p text:style-name="P2">Header con el mismo menú y nombre del autor.</text:p>
      <text:list text:style-name="L1">
        <text:list-item>
          <text:p text:style-name="P7">Un listado de recetas presentadas en <text:span text:style-name="Source_20_Text"><text:span text:style-name="T1">article</text:span></text:span><text:span text:style-name="T1"> o </text:span><text:span text:style-name="Source_20_Text"><text:span text:style-name="T1">section</text:span></text:span><text:span text:style-name="T1">, cada una con:</text:span></text:p>
        </text:list-item>
      </text:list>
      <text:list text:style-name="L2">
        <text:list-item>
          <text:p text:style-name="P12">Un título (h2)</text:p>
        </text:list-item>
        <text:list-item>
          <text:p text:style-name="P8">Una imagen del plato (IMG)</text:p>
        </text:list-item>
        <text:list-item>
          <text:p text:style-name="P9">Una breve descripción</text:p>
        </text:list-item>
      </text:list>
      <text:list text:style-name="L3">
        <text:list-item>
          <text:p text:style-name="P10">Se puede usar Grid para mostrar varias recetas en filas y columnas.</text:p>
        </text:list-item>
      </text:list>
      <text:list text:style-name="L4">
        <text:list-item>
          <text:p text:style-name="P11">Footer con el nombre del autor, derechos reservados, etc.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--------------------------------------------------------------</text:p>
      <text:p text:style-name="P5">| <text:s text:c="28"/>HEADER <text:s text:c="22"/><text:tab/><text:tab/>|</text:p>
      <text:p text:style-name="P5">| [Logo/Título del Sitio] <text:s/>[Menú Navegación] <text:s/>[Autor]|</text:p>
      <text:p text:style-name="P5"><text:s/>-------------------------------------------------------------</text:p>
      <text:p text:style-name="P5">| <text:s text:c="30"/>MAIN <text:s text:c="26"/><text:tab/><text:tab/>|<text:tab/><text:tab/><text:tab/></text:p>
      <text:p text:style-name="P5">| <text:s text:c="2"/>----------------------------------------------------------<text:tab/>|</text:p>
      <text:p text:style-name="P5">| <text:s text:c="2"/>| <text:s text:c="14"/>GALERÍA DE RECETAS <text:s text:c="13"/><text:tab/>|</text:p>
      <text:p text:style-name="P5">| <text:s text:c="2"/>|-----------------------------------------------------------</text:p>
      <text:p text:style-name="P5">| <text:s text:c="2"/>| <text:s text:c="8"/>[Receta 1] <text:s text:c="2"/>[Receta 2] <text:s text:c="2"/>[Receta 3] <text:s text:c="8"/><text:tab/>|</text:p>
      <text:p text:style-name="P5">| <text:s text:c="2"/>| <text:s text:c="10"/>imagen <text:s text:c="6"/>imagen <text:s text:c="6"/>imagen <text:s text:c="12"/><text:tab/>|</text:p>
      <text:p text:style-name="P5">| <text:s text:c="2"/>| <text:s text:c="11"/>título <text:s text:c="6"/>título <text:s text:c="6"/>título <text:s text:c="12"/><text:tab/><text:tab/>|</text:p>
      <text:p text:style-name="P5">| <text:s text:c="2"/>| <text:s text:c="11"/>texto <text:s text:c="7"/>texto <text:s text:c="7"/>texto <text:s text:c="13"/><text:tab/><text:tab/>|</text:p>
      <text:p text:style-name="P5">| <text:s text:c="2"/>|----------------------------------------------------------<text:tab/>|</text:p>
      <text:p text:style-name="P5">| <text:s text:c="2"/>| <text:s text:c="8"/>[Receta 4] <text:s text:c="2"/>[Receta 5] <text:s text:c="2"/>[Receta 6] <text:s text:c="8"/><text:tab/>|<text:tab/></text:p>
      <text:p text:style-name="P5">| <text:s text:c="2"/>| <text:s text:c="10"/>imagen <text:s text:c="6"/>imagen <text:s text:c="6"/>imagen <text:s text:c="12"/><text:tab/>|</text:p>
      <text:p text:style-name="P5">| <text:s text:c="2"/>| <text:s text:c="10"/>título <text:s text:c="6"/>título <text:s text:c="6"/>título <text:s text:c="12"/><text:tab/><text:tab/>|</text:p>
      <text:p text:style-name="P5">| <text:s text:c="2"/>| <text:s text:c="10"/>texto <text:s text:c="7"/>texto <text:s text:c="7"/>texto <text:s text:c="13"/><text:tab/><text:tab/>|</text:p>
      <text:p text:style-name="P5">| <text:s text:c="2"/>|----------------------------------------------------------<text:tab/>|<text:tab/></text:p>
      <text:p text:style-name="P5">| <text:s text:c="2"/>| <text:s text:c="2"/>... (más recetas en filas/columnas) <text:s text:c="9"/><text:tab/>|</text:p>
      <text:p text:style-name="P5">| <text:s text:c="2"/>-----------------------------------------------------------<text:tab/>|</text:p>
      <text:p text:style-name="P5">|</text:p>
      <text:p text:style-name="P5">--------------------------------------------------------------</text:p>
      <text:p text:style-name="P5">| <text:s text:c="30"/>FOOTER <text:s text:c="22"/><text:tab/><text:tab/>|</text:p>
      <text:p text:style-name="P5">| <text:s text:c="12"/>[Autor] - [Fecha/Año] - [Redes] <text:s text:c="7"/><text:tab/>|</text:p>
      <text:p text:style-name="P5">--------------------------------------------------------------</text:p>
      <text:p text:style-name="P4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8T09:20:53.508000000</meta:creation-date>
    <dc:date>2024-12-19T08:56:20.494000000</dc:date>
    <meta:editing-duration>PT57M54S</meta:editing-duration>
    <meta:editing-cycles>3</meta:editing-cycles>
    <meta:generator>LibreOffice/7.4.2.3$Windows_X86_64 LibreOffice_project/382eef1f22670f7f4118c8c2dd222ec7ad009daf</meta:generator>
    <meta:document-statistic meta:table-count="0" meta:image-count="0" meta:object-count="0" meta:page-count="3" meta:paragraph-count="73" meta:word-count="450" meta:character-count="4656" meta:non-whitespace-character-count="3120"/>
  </office:meta>
</office:document-meta>
</file>